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6.929cm" style:rel-column-width="25817*"/>
    </style:style>
    <style:style style:name="Table1.B" style:family="table-column">
      <style:table-column-properties style:column-width="10.661cm" style:rel-column-width="39718*"/>
    </style:style>
    <style:style style:name="Table1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9bb0b" officeooo:paragraph-rsid="0009bb0b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bb0b" officeooo:paragraph-rsid="0009bb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0cbf" officeooo:paragraph-rsid="000a0c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9bb0b" officeooo:paragraph-rsid="0009bb0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612e" officeooo:paragraph-rsid="000a61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66bf" officeooo:paragraph-rsid="000d66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7007" officeooo:paragraph-rsid="000d7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ec07" officeooo:paragraph-rsid="000eec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4253" officeooo:paragraph-rsid="000f42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ceb2" officeooo:paragraph-rsid="000fce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a0cbf"/>
    </style:style>
    <style:style style:name="T2" style:family="text">
      <style:text-properties officeooo:rsid="000a612e"/>
    </style:style>
    <style:style style:name="T3" style:family="text">
      <style:text-properties officeooo:rsid="000b9a92"/>
    </style:style>
    <style:style style:name="T4" style:family="text">
      <style:text-properties officeooo:rsid="000eec07"/>
    </style:style>
    <style:style style:name="T5" style:family="text">
      <style:text-properties officeooo:rsid="000f42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Endings Action Plan</text:h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Question</text:p>
          </table:table-cell>
          <table:table-cell table:style-name="Table1.B1" office:value-type="string">
            <text:p text:style-name="P5">Action/<text:span text:style-name="T1">Notes</text:span></text:p>
          </table:table-cell>
        </table:table-row>
        <table:table-row>
          <table:table-cell table:style-name="Table1.A2" office:value-type="string">
            <text:p text:style-name="P3">Is my data in version control (svn or git[hub])? <text:span text:style-name="T2">If not, what do I need to do?</text:span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9">What are the different file types and formats I have in my data?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>Am I using a good file- and folder-naming convention? <text:span text:style-name="T2">If not, what will my conventions be? (Hint: no spaces, no punctuation...)</text:span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1">Have I completed my research data management plan?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0">When I <text:span text:style-name="T4">take my data management plan</text:span> to my library, what will I ask <text:span text:style-name="T4">the library to do</text:span>?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>Do I have three up-to-date backups in two geographic locations? <text:span text:style-name="T2">If no, how will I set that up?</text:span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>Do I have a process for validating all files that can be validated? <text:span text:style-name="T2">If not, how can I set that up?</text:span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><text:span text:style-name="T2">What is the</text:span> version number for my first/next release?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8"><text:span text:style-name="T3">What are</text:span> the outcomes I want my next release to facilitate?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8"><text:span text:style-name="T3">What are my</text:span> objectives for the next release?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0">What are my deliverables for the next release, including featured content?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0">What are the tasks that need to be accomplished for the next release?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0">What components of the next release should still work in 20 years?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0">What is my target date for the next release?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1">What other expertise do I need (programmer, designer, etc.), and how will I find it?</text:p>
          </table:table-cell>
          <table:table-cell table:style-name="Table1.B2" office:value-type="string">
            <text:p text:style-name="P2"/>
          </table:table-cell>
        </table:table-row>
        <text:soft-page-break/>
        <table:table-row>
          <table:table-cell table:style-name="Table1.A2" office:value-type="string">
            <text:p text:style-name="P11">What external digital dependencies are unavoidable for my project? (E.g. map tile servers.)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1">What aspects of my web application or product will be unfriendly to the Internet Archive crawlers? (E.g. password protection, gnarly URLs.)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1">In addition to validation, what should my project’s automated diagnostics address? <text:span text:style-name="T5">(E.g. looking for errors, counting things...)</text:span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2">Where is my documentation? What format is it in?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2">What is missing from my documentation?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2">Where is my “Hit by a bus” documentation, and who has access to it?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2">Can my entire site be static, or are there features that must depend on back-end server functionality? If so, list those features.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3">What am I going to submit for credit to my institution, put on my CV, and tweet about?</text:p>
          </table:table-cell>
          <table:table-cell table:style-name="Table1.B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2:24:42.876405629</meta:creation-date>
    <meta:generator>LibreOffice/6.2.4.2$Linux_X86_64 LibreOffice_project/20$Build-2</meta:generator>
    <dc:date>2019-06-13T16:44:59.307944869</dc:date>
    <meta:editing-duration>PT35M14S</meta:editing-duration>
    <meta:editing-cycles>6</meta:editing-cycles>
    <meta:document-statistic meta:table-count="1" meta:image-count="0" meta:object-count="0" meta:page-count="2" meta:paragraph-count="26" meta:word-count="329" meta:character-count="1855" meta:non-whitespace-character-count="1552"/>
  </office:meta>
</office:document-meta>
</file>